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31pt"/>
    </style:style>
    <style:style style:name="ro1" style:family="table-row">
      <style:table-row-properties style:row-height="17.89pt" fo:break-before="auto" style:use-optimal-row-height="true"/>
    </style:style>
    <style:style style:name="ro2" style:family="table-row">
      <style:table-row-properties style:row-height="37.3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Seri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cture 1 – 16 August 2017</text:p>
          </table:table-cell>
          <table:table-cell table:style-name="ce2" office:value-type="string" calcext:value-type="string">
            <text:p>Lecture 2 – 17 August 2017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80016457" calcext:value-type="float">
            <text:p>80016457</text:p>
          </table:table-cell>
          <table:table-cell office:value-type="string" calcext:value-type="string">
            <text:p> احمد ربيع محمد السيد عيسى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0015612" calcext:value-type="float">
            <text:p>80015612</text:p>
          </table:table-cell>
          <table:table-cell office:value-type="string" calcext:value-type="string">
            <text:p> احمد عبدالله نبيه عبدالله احمد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0014799" calcext:value-type="float">
            <text:p>80014799</text:p>
          </table:table-cell>
          <table:table-cell office:value-type="string" calcext:value-type="string">
            <text:p> اروى محمد هشام حامد على شراقى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0015030" calcext:value-type="float">
            <text:p>80015030</text:p>
          </table:table-cell>
          <table:table-cell office:value-type="string" calcext:value-type="string">
            <text:p> تسنيم عبدالله ابراهيم محمود بدوى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014884" calcext:value-type="float">
            <text:p>80014884</text:p>
          </table:table-cell>
          <table:table-cell office:value-type="string" calcext:value-type="string">
            <text:p> شاديه رافت عبدالغنى ابراهيم محمد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015052" calcext:value-type="float">
            <text:p>80015052</text:p>
          </table:table-cell>
          <table:table-cell office:value-type="string" calcext:value-type="string">
            <text:p> شريف احمد عبدالقادر احمد السيد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0014469" calcext:value-type="float">
            <text:p>80014469</text:p>
          </table:table-cell>
          <table:table-cell office:value-type="string" calcext:value-type="string">
            <text:p> كريم عبدالهادى محمد محفوظ محمد جبر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80014741" calcext:value-type="float">
            <text:p>80014741</text:p>
          </table:table-cell>
          <table:table-cell office:value-type="string" calcext:value-type="string">
            <text:p> ماجد احمد محمد احمد ابوسكين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014985" calcext:value-type="float">
            <text:p>80014985</text:p>
          </table:table-cell>
          <table:table-cell office:value-type="string" calcext:value-type="string">
            <text:p> محمد السيد حسن محمد الهادى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0015618" calcext:value-type="float">
            <text:p>80015618</text:p>
          </table:table-cell>
          <table:table-cell office:value-type="string" calcext:value-type="string">
            <text:p> محمد عبدالهادى محمد ضيف الله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15601" calcext:value-type="float">
            <text:p>80015601</text:p>
          </table:table-cell>
          <table:table-cell office:value-type="string" calcext:value-type="string">
            <text:p> محمود ابوالعنين يوسف الخولى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80014746" calcext:value-type="float">
            <text:p>80014746</text:p>
          </table:table-cell>
          <table:table-cell office:value-type="string" calcext:value-type="string">
            <text:p> ندا نادر محسن ابراهيم العطافى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0015068" calcext:value-type="float">
            <text:p>80015068</text:p>
          </table:table-cell>
          <table:table-cell office:value-type="string" calcext:value-type="string">
            <text:p> ياسر احمد المنسى محمود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25:15.682596599</meta:creation-date>
    <dc:date>2017-08-17T14:27:40.914279935</dc:date>
    <meta:editing-duration>PT2M29S</meta:editing-duration>
    <meta:editing-cycles>1</meta:editing-cycles>
    <meta:document-statistic meta:table-count="1" meta:cell-count="92" meta:object-count="0"/>
    <meta:generator>LibreOffice/5.3.5.2$Linux_X86_64 LibreOffice_project/30$Build-2</meta:generator>
  </office:meta>
</office:document-meta>
</file>